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Arial" fo:font-weight="normal" style:font-weight-asian="normal" style:font-weight-complex="normal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P7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ourier 10 Pitch" fo:font-size="10.5pt" style:font-size-asian="10.5pt" style:font-size-complex="10.5pt"/>
    </style:style>
    <style:style style:name="P9" style:family="paragraph" style:parent-style-name="Standard">
      <style:paragraph-properties fo:margin-left="1in" fo:margin-right="0in" fo:text-indent="0in" style:auto-text-indent="false"/>
      <style:text-properties style:font-name="Courier 10 Pitch" fo:font-size="10.5pt" style:font-size-asian="10.5pt" style:font-size-complex="10.5pt"/>
    </style:style>
    <style:style style:name="P10" style:family="paragraph" style:parent-style-name="Standard">
      <style:text-properties style:font-name="Arial" fo:font-weight="normal" style:font-weight-asian="normal" style:font-weight-complex="normal"/>
    </style:style>
    <style:style style:name="P11" style:family="paragraph" style:parent-style-name="Standard">
      <style:text-properties style:font-name="Arial" fo:font-weight="bold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break-before="page"/>
      <style:text-properties style:font-name="Arial" style:text-underline-style="none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per 58%" style:font-size-asian="10.5pt"/>
    </style:style>
    <style:style style:name="T3" style:family="text">
      <style:text-properties style:font-name-asian="DejaVu Sans" style:font-name-complex="FreeSans"/>
    </style:style>
    <style:style style:name="T4" style:family="text">
      <style:text-properties style:font-name-asian="OpenSymbol" style:font-name-complex="OpenSymbo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PSC 240 <text:s/>Assignment 3</text:p>
      <text:p text:style-name="P3">The Powers of <text:span text:style-name="T1">e</text:span></text:p>
      <text:p text:style-name="P1"/>
      <text:p text:style-name="P2">Introduction</text:p>
      <text:p text:style-name="P1"/>
      <text:p text:style-name="P1">The purpose of this assignment is to expand the vector style of programming started in the previous assignment. <text:s/>A more complex algorithm will be used concurrently on four independent inputs. <text:s/>In additional to vector arithmetic this program will measure runtime.</text:p>
      <text:p text:style-name="P1"/>
      <text:p text:style-name="P1"/>
      <text:p text:style-name="P2">Description</text:p>
      <text:p text:style-name="P1"/>
      <text:p text:style-name="P1">The objective is to gain more experience will vector processing. <text:s/>To move toward that objective your program will compute e<text:span text:style-name="T2">x</text:span> for four possibly different values of x concurrently.</text:p>
      <text:p text:style-name="P1"/>
      <text:p text:style-name="P1"/>
      <text:p text:style-name="P2">Sample run</text:p>
      <text:p text:style-name="P1"/>
      <text:p text:style-name="P8">Welcome to e^x programmed by Ponce de Leon.</text:p>
      <text:p text:style-name="P8">This program is running on an HP6000 with a 2.8GHz Core-i5 processor.</text:p>
      <text:p text:style-name="P8">The program will compute e raised to any value x with a high level of accuracy.</text:p>
      <text:p text:style-name="P8">Enter 4 floating point numbers for x separated by white space and press enter:</text:p>
      <text:p text:style-name="P8">1.0 <text:s/>2.0 <text:s/>-1.5 <text:s/>3.5</text:p>
      <text:p text:style-name="P8">Enter the number of terms in the Taylor series: 12000</text:p>
      <text:p text:style-name="P8">Thank you.</text:p>
      <text:p text:style-name="P8"/>
      <text:p text:style-name="P8">The system clock is 3747135, and parallel computations have begun.</text:p>
      <text:p text:style-name="P8"/>
      <text:p text:style-name="P8">The computations have completed and the system clock was 3785529 at completion.</text:p>
      <text:p text:style-name="P8"/>
      <text:p text:style-name="P8">The elapsed time was 38394 tics = 13712.1 ns <text:span text:style-name="T4">≈</text:span><text:span text:style-name="T3"> 0.000014 seconds.</text:span></text:p>
      <text:p text:style-name="P8"/>
      <text:p text:style-name="P8">The computed results are as follows:</text:p>
      <text:p text:style-name="P9">e^1.00000 <text:s/>= <text:s/>2.718281828395710443</text:p>
      <text:p text:style-name="P9">e^2.00000 <text:s/>= <text:s/>7.389056099938460094</text:p>
      <text:p text:style-name="P9">e^-1.50000 <text:s/>= <text:s/>0.2231301663845320</text:p>
      <text:p text:style-name="P9">e^3.50000 <text:s/>= <text:s/>33.115451959229474547</text:p>
      <text:p text:style-name="P8">Enjoy your exponents. <text:s/>The last of your values will be returned to the driver.</text:p>
      <text:p text:style-name="P8"/>
      <text:p text:style-name="P8">The driver received this value: <text:s/>33.115451959</text:p>
      <text:p text:style-name="P8">The driver will return 0 to the operating system. <text:s/>Enjoy your programming. <text:s/>There's no fun greater than X86 programming.</text:p>
      <text:p text:style-name="P1"/>
      <text:p text:style-name="P1"/>
      <text:p text:style-name="P2">Footnotes about the sample run</text:p>
      <text:p text:style-name="P5"/>
      <text:p text:style-name="P1"><text:span text:style-name="T6">Th</text:span>e results shown are probably not mathematically correct, but they are close. <text:s/>The accuracy of the computed result will vary with the number of Taylor series terms included in the computation.</text:p>
      <text:p text:style-name="P1"/>
      <text:p text:style-name="P1">Throughout this course always show 18 places to the right of the decimal point for outputted <text:soft-page-break/>float numbers unless there is an explicit exception. <text:s/>There is an explicit exception in this program. <text:s/>It is sufficient to show exactly 5 decimal digits on the right of the point in the present <text:span text:style-name="T7">case where the inputted number is repeated as part of the output. <text:s/>For instance, e^3.50000 is acceptable in place of e^3.500000000000000000. <text:s/>Of course, the computed power of e on the right side of the equal sign must show 18 decimal places on the right of the point. <text:s/>You may show more places if you personally desire to do so. <text:s/>In some case it may be necessary to show many digits on the right of the point. <text:s/>An example of needing to display more digits is a number very close to zero such as 0.0000000000000000000037. <text:s/>Such a number needs to be formatted to show 22 <text:s/>digits on the right of the point. <text:s/>Don't be surprised: the professor once had to use the format “%1.4400lf” in order to see the data. <text:s/>That's 4 thousand 4 hundred decimal digits.</text:span></text:p>
      <text:p text:style-name="P6"/>
      <text:p text:style-name="P6"/>
      <text:p text:style-name="P2">Test data</text:p>
      <text:p text:style-name="P1"/>
      <text:p text:style-name="P1">Watch for negative signs in the data.</text:p>
      <text:p text:style-name="P1"/>
      <text:p text:style-name="P1">Run #1: <text:s text:c="2"/>x's <text:s/>= <text:s/>1.0 <text:s text:c="2"/>2.0 <text:s text:c="2"/>-1.0 <text:s text:c="3"/>3.0</text:p>
      <text:p text:style-name="P1"/>
      <text:p text:style-name="P1">Number of terms = 40</text:p>
      <text:p text:style-name="P1"/>
      <text:p text:style-name="P1"/>
      <text:p text:style-name="P1">Run #2: <text:s text:c="2"/>x's <text:s/>= <text:s/>5.0 <text:s text:c="2"/>5.5 <text:s text:c="2"/>6.5 <text:s text:c="2"/>12.4</text:p>
      <text:p text:style-name="P1"/>
      <text:p text:style-name="P1">Number of terms = 85</text:p>
      <text:p text:style-name="P1"/>
      <text:p text:style-name="P1"/>
      <text:p text:style-name="P1">Run #3: <text:s text:c="2"/>x's <text:s/>= <text:s/>-1.0 <text:s text:c="2"/>-2.0 <text:s text:c="3"/>-4.5 <text:s text:c="3"/>-10.0</text:p>
      <text:p text:style-name="P1"/>
      <text:p text:style-name="P1">Number of terms = 200</text:p>
      <text:p text:style-name="P1"/>
      <text:p text:style-name="P1"/>
      <text:p text:style-name="P1">Run #4: <text:s text:c="2"/>x's <text:s/>= <text:s/>-0.5 <text:s text:c="2"/>-6.0 <text:s text:c="3"/>-12.4 <text:s text:c="3"/>-15.0</text:p>
      <text:p text:style-name="P1"/>
      <text:p text:style-name="P1">Number of terms = 50</text:p>
      <text:p text:style-name="P1"/>
      <text:p text:style-name="P1"/>
      <text:p text:style-name="P1">Run #5: <text:s/>x's <text:s/>= <text:s/>7.77 <text:s text:c="2"/>11.94 <text:s text:c="3"/>7.0 <text:s text:c="5"/>-9.0</text:p>
      <text:p text:style-name="P1"/>
      <text:p text:style-name="P1">Number of terms = 1 million</text:p>
      <text:p text:style-name="P1"/>
      <text:p text:style-name="P1"/>
      <text:p text:style-name="P1">Run #6: <text:s/>x's <text:s/>= <text:s/>8.33 <text:s text:c="2"/>12.67 <text:s text:c="2"/>3.05 <text:s text:c="3"/>-4.44</text:p>
      <text:p text:style-name="P1"/>
      <text:p text:style-name="P1">Number of terms = 850 million</text:p>
      <text:p text:style-name="P1"/>
      <text:p text:style-name="P1"/>
      <text:p text:style-name="P1">Run #7: <text:s/>x's <text:s/>= <text:s/>100.0 <text:s text:c="2"/>75.0 <text:s text:c="3"/>180.0 <text:s text:c="2"/>-12.999</text:p>
      <text:p text:style-name="P1"/>
      <text:p text:style-name="P1"><text:soft-page-break/>Number of terms = 2 billion</text:p>
      <text:p text:style-name="P1"/>
      <text:p text:style-name="P1">Run #8: <text:s/>x's <text:s/>= <text:s/>66.1 <text:s/>-7.777 <text:s/>11.94 <text:s text:c="3"/>-9.0</text:p>
      <text:p text:style-name="P1"/>
      <text:p text:style-name="P1">Number of terms = 300 billion</text:p>
      <text:p text:style-name="P1"/>
      <text:p text:style-name="P1"/>
      <text:p text:style-name="P1">Run #9: <text:s/>x's <text:s/>= <text:s/>-1.0 <text:s text:c="2"/>5.5 <text:s text:c="2"/>6.5 <text:s text:c="2"/>12.4</text:p>
      <text:p text:style-name="P1"/>
      <text:p text:style-name="P1">Number of terms = 950 billion</text:p>
      <text:p text:style-name="P1"/>
      <text:p text:style-name="P1"/>
      <text:p text:style-name="P1">Run #10: <text:s/>x's <text:s/>= <text:s text:c="3"/>-1.0 <text:s text:c="2"/>-2.0 <text:s text:c="3"/>-4.5 <text:s text:c="3"/>-10.0</text:p>
      <text:p text:style-name="P1"/>
      <text:p text:style-name="P1">Number of terms = 1.5 trillion</text:p>
      <text:p text:style-name="P1"/>
      <text:p text:style-name="P1"/>
      <text:p text:style-name="P1">Run #11: <text:s/>x's <text:s/>= <text:s text:c="3"/>5.0 <text:s text:c="2"/>5.5 <text:s text:c="2"/>6.5 <text:s text:c="2"/>12.4</text:p>
      <text:p text:style-name="P1"/>
      <text:p text:style-name="P1">Number of terms = 2.4 trillion</text:p>
      <text:p text:style-name="P1"/>
      <text:p text:style-name="P1"/>
      <text:p text:style-name="P2">Prepare your source files for archiving</text:p>
      <text:p text:style-name="P1"/>
      <text:p text:style-name="P5">Put yourself in this situation. <text:s/>You are a programmer for Nvidia. <text:s/>You work in a team of 5 other programmers. <text:s text:c="2"/>Your team leader has just informed the team that the company will release a new video card in two weeks. <text:s/>Your team has to update the video driver of an existing card so that it will interface with the new product. <text:s/>The previous video driver was created by a team of programmers all who have been promoted to management positions in Albany, New York, and none of them are available for consultation. <text:s/>Your team has two weeks to upgrade the old program to drive the new hardware. <text:s/>How do you learn about the old program? <text:s/>I think you know the answer: you read all the comments on the right half of the source code. <text:s/>If you plan to study the instructions your team will use the entire two weeks trying to understand what the old program does.</text:p>
      <text:p text:style-name="P5"/>
      <text:p text:style-name="P5">Conclusion: <text:s/>It is part of the culture of assembly programming to “tell the story” of what the instructions do using the right side of the page. <text:s/>You split the page such as columns 1-60 are for instructions and columns 61-144 are for explanations. <text:s/>The sample programs found at the class website are suppose to illustrate this principle.</text:p>
      <text:p text:style-name="P1"/>
      <text:p text:style-name="P1">Why doesn't debug.asm have 100% of its story documented? <text:s/>The answer is because debug.ams is a Beta version. <text:s/>It will be underdevelopment through this semester and into the future. <text:s/>The debug program needs back up and restore of data in registers throughout the program. <text:s/>In 2016 processors with the AVX512 component will be released and debug.asm will need another major upgrade.</text:p>
      <text:p text:style-name="P1"/>
      <text:p text:style-name="P1">Prepare your Assignment 3 program as a final edition. <text:s/>For full-credit it has to be documented throughout. <text:s/>Don't forget to include the Universal Standard Header in both the driver and the main assembly program, and make sure those headers provide accurate information. <text:s/>For <text:soft-page-break/>instance, don't state that the purpose is to compute area of circles when you're working with triangle. <text:s/>These kinds of simple mistakes occur too frequently and cost the authors lots of points.</text:p>
      <text:p text:style-name="P1"/>
      <text:p text:style-name="P1"/>
      <text:p text:style-name="P2">Prepare your packet</text:p>
      <text:p text:style-name="P1"/>
      <text:p text:style-name="P1">As in previous assignments print the following</text:p>
      <text:p text:style-name="P1"/>
      <text:p text:style-name="P1">1. <text:s/>Cover page [portrait]</text:p>
      <text:p text:style-name="P1"/>
      <text:p text:style-name="P1">2. <text:s/>Driver program [landscape]</text:p>
      <text:p text:style-name="P1"/>
      <text:p text:style-name="P1">3. <text:s/>Main assembly program [landscape]</text:p>
      <text:p text:style-name="P1"/>
      <text:p text:style-name="P1">4. <text:s/>Screen shots of each run using the required test data. <text:s/>It is acceptable to copy the text from the terminal window and paste it into an editor for printing. <text:s/>This will avoid printing pages with background in black, which is a big waste of ink. <text:s/>Black text on white background is always preferred.</text:p>
      <text:p text:style-name="P1"/>
      <text:p text:style-name="P1">5. <text:s/>Use the terminal command <text:s/>ls -l to generate a list of file names and sizes and dates of all files related to this assignment. <text:s text:c="2"/>Copy and paste the list to a text editor for easy printing in either landscape or portrait orientation.</text:p>
      <text:p text:style-name="P1"/>
      <text:p text:style-name="P1">Staple or otherwise bind the pages to form a packet. <text:s/>Bring your packet to class on the due date.</text:p>
      <text:p text:style-name="P1"/>
      <text:p text:style-name="P1"/>
      <text:p text:style-name="P1"><text:span text:style-name="T5">Due date</text:span>: <text:s/>Febraury 22, 2014.</text:p>
      <text:p text:style-name="P1">Due date for Tuesday class: the first Tuesday following Feb 22, 2014.</text:p>
      <text:p text:style-name="P1"/>
      <text:p text:style-name="P1"><text:span text:style-name="T5">February 15, 2014: <text:s/>Half day:</text:span> <text:s/>Lecture from 8am to 9am. <text:s/>Open lab 9am-10am. <text:s/>Unfortunately, I have a time conflict with a previous appointment. <text:s/>Class will dismiss at 10am.</text:p>
      <text:p text:style-name="P1"/>
      <text:p text:style-name="P12"/>
      <text:p text:style-name="P13">The Grand Reference Manual</text:p>
      <text:p text:style-name="P5"/>
      <text:p text:style-name="P5">One of your classmates forwarded this link to me recently, and I've been using it. <text:s/>I endorse it. <text:s/>This book has it all in one place.</text:p>
      <text:p text:style-name="P5"/>
      <text:p text:style-name="P5">Go to:</text:p>
      <text:p text:style-name="P5">www.intel.com/content/www/us/en/processors/architectures-software-developer-manuals.html</text:p>
      <text:p text:style-name="P5"/>
      <text:p text:style-name="P5">Then get the combined set of developer manuals known as</text:p>
      <text:p text:style-name="P5"/>
      <text:p text:style-name="P7"><text:tab/>64-ia-32-architectures-software-developer-manual-325462.pdf</text:p>
      <text:p text:style-name="P7"/>
      <text:p text:style-name="P5">All the information you ever wanted in an ordinary three thousand two hundred page book.</text:p>
      <text:p text:style-name="P5"/>
      <text:p text:style-name="P5"/>
      <text:p text:style-name="P5"/>
      <text:p text:style-name="P5"/>
      <text:p text:style-name="P5"/>
      <text:p text:style-name="P2">A View of AVX</text:p>
      <text:p text:style-name="P5"/>
      <text:p text:style-name="P5">Scott B provided the following link to a decent introduction to the AVX:</text:p>
      <text:p text:style-name="P5"/>
      <text:p text:style-name="P5">http://software.intel.com/en-us/articles/introduction-to-intel-advanced-vector-extensions </text:p>
      <text:p text:style-name="P5"/>
      <text:p text:style-name="P5">After you open that webpage notice that it can be downloaded as ebook in pdf forma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5in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00:00</meta:creation-date>
    <dc:date>2014-02-12T22:16:13</dc:date>
    <meta:editing-duration>PT2H56M31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5" meta:paragraph-count="79" meta:word-count="1251" meta:character-count="7408" meta:non-whitespace-character-count="6043"/>
  </office:meta>
</office:document-meta>
</file>